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34.56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o_resultsx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99531330173852" calcext:value-type="float">
            <text:p>0.999531330173852</text:p>
          </table:table-cell>
          <table:table-cell office:value-type="float" office:value="0.989572" calcext:value-type="float">
            <text:p>0.989572</text:p>
          </table:table-cell>
          <table:table-cell office:value-type="float" office:value="0.994526732179719" calcext:value-type="float">
            <text:p>0.994526732179719</text:p>
          </table:table-cell>
          <table:table-cell office:value-type="float" office:value="247509" calcext:value-type="float">
            <text:p>2475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0.269543289436817</text:span></text:p>
          </table:table-cell>
          <table:table-cell office:value-type="float" office:value="0.892393320964749" calcext:value-type="float">
            <text:p>0.892393320964749</text:p>
          </table:table-cell>
          <table:table-cell office:value-type="float" office:value="0.414030557348827" calcext:value-type="float">
            <text:p>0.414030557348827</text:p>
          </table:table-cell>
          <table:table-cell office:value-type="float" office:value="3569" calcext:value-type="float">
            <text:p>3569</text:p>
          </table:table-cell>
          <table:table-cell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4" office:value-type="float" office:value="0.989154764654808" calcext:value-type="float">
            <text:p>0.989154764654808</text:p>
          </table:table-cell>
          <table:table-cell/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634537309805335" calcext:value-type="float">
            <text:p>0.634537309805335</text:p>
          </table:table-cell>
          <table:table-cell office:value-type="float" office:value="0.940982660482375" calcext:value-type="float">
            <text:p>0.940982660482375</text:p>
          </table:table-cell>
          <table:table-cell office:value-type="float" office:value="0.704278644764273" calcext:value-type="float">
            <text:p>0.704278644764273</text:p>
          </table:table-cell>
          <table:table-cell office:value-type="float" office:value="251078" calcext:value-type="float">
            <text:p>251078</text:p>
          </table:table-cell>
          <table:table-cell/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989154764654808" calcext:value-type="float">
            <text:p>0.989154764654808</text:p>
          </table:table-cell>
          <table:table-cell office:value-type="float" office:value="0.988190633629881" calcext:value-type="float">
            <text:p>0.988190633629881</text:p>
          </table:table-cell>
          <table:table-cell office:value-type="float" office:value="0.986275149611866" calcext:value-type="float">
            <text:p>0.986275149611866</text:p>
          </table:table-cell>
          <table:table-cell office:value-type="float" office:value="251078" calcext:value-type="float">
            <text:p>251078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7393" calcext:value-type="float">
            <text:p>247393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07" calcext:value-type="float">
            <text:p>2607</text:p>
          </table:table-cell>
          <table:table-cell office:value-type="float" office:value="962" calcext:value-type="float">
            <text:p>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pa = </text:p>
          </table:table-cell>
          <table:table-cell office:value-type="float" office:value="0.410140440977729" calcext:value-type="float">
            <text:p>0.41014044097772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2T16:59:59.157000000</dc:date>
    <meta:editing-duration>PT4M1S</meta:editing-duration>
    <meta:editing-cycles>1</meta:editing-cycles>
    <meta:document-statistic meta:table-count="1" meta:cell-count="39" meta:object-count="0"/>
    <meta:generator>Ultra_Office/6.2.3.2$Windows_x86 LibreOffice_project/</meta:generator>
  </office:meta>
</office:document-meta>
</file>